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erromagnet X-scan with fifteen layers</text:p>
          </table:table-cell>
          <table:table-cell table:number-columns-repeated="2"/>
          <table:table-cell office:value-type="string" calcext:value-type="string">
            <text:p>without cooling</text:p>
          </table:table-cell>
        </table:table-row>
        <table:table-row table:style-name="ro1">
          <table:table-cell office:value-type="string" calcext:value-type="string">
            <text:p>Y=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=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 size =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rting point of X = 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ing point of X = 5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urrent I =12.805 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.F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.303" calcext:value-type="float">
            <text:p>9.303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.358" calcext:value-type="float">
            <text:p>9.358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.386" calcext:value-type="float">
            <text:p>9.386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.422" calcext:value-type="float">
            <text:p>9.42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.443" calcext:value-type="float">
            <text:p>9.44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469" calcext:value-type="float">
            <text:p>9.469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.485" calcext:value-type="float">
            <text:p>9.48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503" calcext:value-type="float">
            <text:p>9.50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.518" calcext:value-type="float">
            <text:p>9.51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513" calcext:value-type="float">
            <text:p>9.51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518" calcext:value-type="float">
            <text:p>9.518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.505" calcext:value-type="float">
            <text:p>9.50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.504" calcext:value-type="float">
            <text:p>9.50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489" calcext:value-type="float">
            <text:p>9.48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.479" calcext:value-type="float">
            <text:p>9.479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.443" calcext:value-type="float">
            <text:p>9.44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.405" calcext:value-type="float">
            <text:p>9.40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.367" calcext:value-type="float">
            <text:p>9.36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.351" calcext:value-type="float">
            <text:p>9.35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.297" calcext:value-type="float">
            <text:p>9.29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.225" calcext:value-type="float">
            <text:p>9.22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.141" calcext:value-type="float">
            <text:p>9.14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.016" calcext:value-type="float">
            <text:p>9.01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.89" calcext:value-type="float">
            <text:p>8.8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.749" calcext:value-type="float">
            <text:p>8.749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.669" calcext:value-type="float">
            <text:p>8.6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p section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inside of)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68" calcext:value-type="float">
            <text:p>7.6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677" calcext:value-type="float">
            <text:p>7.677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685" calcext:value-type="float">
            <text:p>7.68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683" calcext:value-type="float">
            <text:p>7.68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.69" calcext:value-type="float">
            <text:p>7.6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695" calcext:value-type="float">
            <text:p>7.69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.711" calcext:value-type="float">
            <text:p>7.7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p section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outside again)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.549" calcext:value-type="float">
            <text:p>9.54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.587" calcext:value-type="float">
            <text:p>9.58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615" calcext:value-type="float">
            <text:p>9.61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.648" calcext:value-type="float">
            <text:p>9.64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669" calcext:value-type="float">
            <text:p>9.66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701" calcext:value-type="float">
            <text:p>9.70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705" calcext:value-type="float">
            <text:p>9.70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732" calcext:value-type="float">
            <text:p>9.73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.747" calcext:value-type="float">
            <text:p>9.74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.759" calcext:value-type="float">
            <text:p>9.75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772" calcext:value-type="float">
            <text:p>9.77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.778" calcext:value-type="float">
            <text:p>9.77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789" calcext:value-type="float">
            <text:p>9.78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79" calcext:value-type="float">
            <text:p>9.7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808" calcext:value-type="float">
            <text:p>9.80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803" calcext:value-type="float">
            <text:p>9.80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807" calcext:value-type="float">
            <text:p>9.80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804" calcext:value-type="float">
            <text:p>9.80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814" calcext:value-type="float">
            <text:p>9.81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807" calcext:value-type="float">
            <text:p>9.80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816" calcext:value-type="float">
            <text:p>9.81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.813" calcext:value-type="float">
            <text:p>9.81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818" calcext:value-type="float">
            <text:p>9.818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erromagnet X-scan with fifteen layers</text:p>
          </table:table-cell>
          <table:table-cell table:number-columns-repeated="2"/>
          <table:table-cell office:value-type="string" calcext:value-type="string">
            <text:p>without c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=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=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size =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arting point of X = 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ing point of X = 2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rrent I =12.808 A</text:p>
          </table:table-cell>
          <table:table-cell table:number-columns-repeated="3"/>
          <table:table-cell office:value-type="string" calcext:value-type="string">
            <text:p>Current I =12.805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.F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M.F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861" calcext:value-type="float">
            <text:p>9.86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9.836" calcext:value-type="float">
            <text:p>9.83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.863" calcext:value-type="float">
            <text:p>9.86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9.849" calcext:value-type="float">
            <text:p>9.84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872" calcext:value-type="float">
            <text:p>9.87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9.85" calcext:value-type="float">
            <text:p>9.8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876" calcext:value-type="float">
            <text:p>9.87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9.855" calcext:value-type="float">
            <text:p>9.85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877" calcext:value-type="float">
            <text:p>9.87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9.852" calcext:value-type="float">
            <text:p>9.85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874" calcext:value-type="float">
            <text:p>9.87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851" calcext:value-type="float">
            <text:p>9.8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871" calcext:value-type="float">
            <text:p>9.87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9.852" calcext:value-type="float">
            <text:p>9.85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869" calcext:value-type="float">
            <text:p>9.86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9.847" calcext:value-type="float">
            <text:p>9.84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858" calcext:value-type="float">
            <text:p>9.85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9.855" calcext:value-type="float">
            <text:p>9.85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86" calcext:value-type="float">
            <text:p>9.8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9.85" calcext:value-type="float">
            <text:p>9.8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862" calcext:value-type="float">
            <text:p>9.86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842" calcext:value-type="float">
            <text:p>9.84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.862" calcext:value-type="float">
            <text:p>9.8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9.842" calcext:value-type="float">
            <text:p>9.84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855" calcext:value-type="float">
            <text:p>9.85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.838" calcext:value-type="float">
            <text:p>9.83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.852" calcext:value-type="float">
            <text:p>9.85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.831" calcext:value-type="float">
            <text:p>9.83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.837" calcext:value-type="float">
            <text:p>9.83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9.826" calcext:value-type="float">
            <text:p>9.82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835" calcext:value-type="float">
            <text:p>9.83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9.825" calcext:value-type="float">
            <text:p>9.82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823" calcext:value-type="float">
            <text:p>9.82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9.815" calcext:value-type="float">
            <text:p>9.81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818" calcext:value-type="float">
            <text:p>9.81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9.804" calcext:value-type="float">
            <text:p>9.80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814" calcext:value-type="float">
            <text:p>9.81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9.795" calcext:value-type="float">
            <text:p>9.79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.811" calcext:value-type="float">
            <text:p>9.811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9.79" calcext:value-type="float">
            <text:p>9.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819" calcext:value-type="float">
            <text:p>9.81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.783" calcext:value-type="float">
            <text:p>9.78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.817" calcext:value-type="float">
            <text:p>9.81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.78" calcext:value-type="float">
            <text:p>9.7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.809" calcext:value-type="float">
            <text:p>9.809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.78" calcext:value-type="float">
            <text:p>9.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p section 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.776" calcext:value-type="float">
            <text:p>9.77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gap section 1</text:p>
          </table:table-cell>
        </table:table-row>
        <table:table-row table:style-name="ro1">
          <table:table-cell table:number-columns-repeated="4"/>
          <table:table-cell office:value-type="float" office:value="124" calcext:value-type="float">
            <text:p>124</text:p>
          </table:table-cell>
          <table:table-cell office:value-type="float" office:value="10.941" calcext:value-type="float">
            <text:p>10.9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1.064" calcext:value-type="float">
            <text:p>11.0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11.151" calcext:value-type="float">
            <text:p>11.1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1.233" calcext:value-type="float">
            <text:p>11.2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2" calcext:value-type="float">
            <text:p>132</text:p>
          </table:table-cell>
          <table:table-cell office:value-type="float" office:value="11.304" calcext:value-type="float">
            <text:p>11.3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4" calcext:value-type="float">
            <text:p>134</text:p>
          </table:table-cell>
          <table:table-cell office:value-type="float" office:value="11.345" calcext:value-type="float">
            <text:p>11.3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6" calcext:value-type="float">
            <text:p>136</text:p>
          </table:table-cell>
          <table:table-cell office:value-type="float" office:value="11.336" calcext:value-type="float">
            <text:p>11.3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11.292" calcext:value-type="float">
            <text:p>11.2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1.201" calcext:value-type="float">
            <text:p>11.2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" calcext:value-type="float">
            <text:p>142</text:p>
          </table:table-cell>
          <table:table-cell office:value-type="float" office:value="11.084" calcext:value-type="float">
            <text:p>11.0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office:value-type="float" office:value="10.977" calcext:value-type="float">
            <text:p>10.9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6" calcext:value-type="float">
            <text:p>146</text:p>
          </table:table-cell>
          <table:table-cell office:value-type="float" office:value="10.867" calcext:value-type="float">
            <text:p>10.8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  <table:table-cell office:value-type="float" office:value="10.734" calcext:value-type="float">
            <text:p>10.7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0.597" calcext:value-type="float">
            <text:p>10.5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2" calcext:value-type="float">
            <text:p>152</text:p>
          </table:table-cell>
          <table:table-cell office:value-type="float" office:value="10.499" calcext:value-type="float">
            <text:p>10.4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4" calcext:value-type="float">
            <text:p>154</text:p>
          </table:table-cell>
          <table:table-cell office:value-type="float" office:value="10.381" calcext:value-type="float">
            <text:p>10.3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6" calcext:value-type="float">
            <text:p>156</text:p>
          </table:table-cell>
          <table:table-cell office:value-type="float" office:value="10.296" calcext:value-type="float">
            <text:p>10.2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office:value-type="float" office:value="10.214" calcext:value-type="float">
            <text:p>10.2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0.15" calcext:value-type="float">
            <text:p>10.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office:value-type="float" office:value="10.076" calcext:value-type="float">
            <text:p>10.0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4" calcext:value-type="float">
            <text:p>164</text:p>
          </table:table-cell>
          <table:table-cell office:value-type="float" office:value="10.036" calcext:value-type="float">
            <text:p>10.0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  <table:table-cell office:value-type="float" office:value="9.949" calcext:value-type="float">
            <text:p>9.9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9.918" calcext:value-type="float">
            <text:p>9.9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2" calcext:value-type="float">
            <text:p>172</text:p>
          </table:table-cell>
          <table:table-cell office:value-type="float" office:value="9.893" calcext:value-type="float">
            <text:p>9.8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9.863" calcext:value-type="float">
            <text:p>9.8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9.836" calcext:value-type="float">
            <text:p>9.8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8" calcext:value-type="float">
            <text:p>178</text:p>
          </table:table-cell>
          <table:table-cell office:value-type="float" office:value="9.816" calcext:value-type="float">
            <text:p>9.8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9.796" calcext:value-type="float">
            <text:p>9.7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2" calcext:value-type="float">
            <text:p>182</text:p>
          </table:table-cell>
          <table:table-cell office:value-type="float" office:value="9.779" calcext:value-type="float">
            <text:p>9.7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 office:value-type="float" office:value="9.76" calcext:value-type="float">
            <text:p>9.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office:value-type="float" office:value="9.756" calcext:value-type="float">
            <text:p>9.7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9.74" calcext:value-type="float">
            <text:p>9.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9.722" calcext:value-type="float">
            <text:p>9.7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float" office:value="9.695" calcext:value-type="float">
            <text:p>9.6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float" office:value="9.677" calcext:value-type="float">
            <text:p>9.6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6" calcext:value-type="float">
            <text:p>196</text:p>
          </table:table-cell>
          <table:table-cell office:value-type="float" office:value="9.655" calcext:value-type="float">
            <text:p>9.6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 office:value-type="float" office:value="9.634" calcext:value-type="float">
            <text:p>9.6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9.608" calcext:value-type="float">
            <text:p>9.6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2" calcext:value-type="float">
            <text:p>202</text:p>
          </table:table-cell>
          <table:table-cell office:value-type="float" office:value="9.602" calcext:value-type="float">
            <text:p>9.6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4" calcext:value-type="float">
            <text:p>204</text:p>
          </table:table-cell>
          <table:table-cell office:value-type="float" office:value="9.572" calcext:value-type="float">
            <text:p>9.5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6" calcext:value-type="float">
            <text:p>206</text:p>
          </table:table-cell>
          <table:table-cell office:value-type="float" office:value="9.545" calcext:value-type="float">
            <text:p>9.5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8" calcext:value-type="float">
            <text:p>208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9.468" calcext:value-type="float">
            <text:p>9.4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6:17:50.084681257</meta:creation-date>
    <dc:date>2014-07-16T17:40:18.100545363</dc:date>
    <meta:editing-duration>PT1M46S</meta:editing-duration>
    <meta:editing-cycles>1</meta:editing-cycles>
    <meta:document-statistic meta:table-count="2" meta:cell-count="329" meta:object-count="0"/>
    <meta:generator>LibreOffice/4.2.4.2$Linux_X86_64 LibreOffice_project/420m0$Build-2</meta:generator>
  </office:meta>
</office:document-meta>
</file>